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1c1c1c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fill-color="#729fcf" draw:opacity="78%" draw:textarea-horizontal-align="justify" draw:textarea-vertical-align="middle" draw:auto-grow-height="false" fo:min-height="1.655cm" fo:min-width="2.04cm"/>
      <style:paragraph-properties style:writing-mode="lr-tb"/>
    </style:style>
    <style:style style:name="gr3" style:family="graphic" style:parent-style-name="standard">
      <style:graphic-properties svg:stroke-color="#168253" draw:fill-color="#d4ea6b" draw:textarea-horizontal-align="justify" draw:textarea-vertical-align="middle" draw:auto-grow-height="false" fo:min-height="1.655cm" fo:min-width="2.55cm"/>
      <style:paragraph-properties style:writing-mode="lr-tb"/>
    </style:style>
    <style:style style:name="gr4" style:family="graphic" style:parent-style-name="objectwithoutfill">
      <style:graphic-properties svg:stroke-width="0.106cm" svg:stroke-color="#1c1c1c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color="#b85c00" draw:fill-color="#ffb66c" draw:textarea-horizontal-align="justify" draw:textarea-vertical-align="middle" draw:auto-grow-height="false" fo:min-height="1.655cm" fo:min-width="3.13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 draw:opacity="78%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non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805cm" svg:y1="1.14cm" svg:x2="27.54cm" svg:y2="1.14cm">
          <text:p/>
        </draw:line>
        <draw:custom-shape draw:style-name="gr2" draw:text-style-name="P3" draw:layer="layout" svg:width="2.54cm" svg:height="1.905cm" svg:x="3.745cm" svg:y="2.54cm">
          <text:p text:style-name="P2">Layer<text:line-break/>Nor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5cm" svg:height="1.905cm" svg:x="7.345cm" svg:y="2.54cm">
          <text:p text:style-name="P2">Self-</text:p>
          <text:p text:style-name="P2">Atten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34cm" svg:y1="3.509cm" svg:x2="3.645cm" svg:y2="3.51cm">
          <text:p/>
        </draw:line>
        <draw:line draw:style-name="gr4" draw:text-style-name="P1" draw:layer="layout" svg:x1="1.205cm" svg:y1="1.152cm" svg:x2="2.775cm" svg:y2="3.522cm">
          <text:p/>
        </draw:line>
        <draw:line draw:style-name="gr1" draw:text-style-name="P1" draw:layer="layout" svg:x1="6.408cm" svg:y1="3.509cm" svg:x2="7.319cm" svg:y2="3.51cm">
          <text:p/>
        </draw:line>
        <draw:line draw:style-name="gr4" draw:text-style-name="P1" draw:layer="layout" svg:x1="10.469cm" svg:y1="3.509cm" svg:x2="11.38cm" svg:y2="3.51cm">
          <text:p/>
        </draw:line>
        <draw:line draw:style-name="gr1" draw:text-style-name="P1" draw:layer="layout" svg:x1="11.337cm" svg:y1="3.535cm" svg:x2="12.594cm" svg:y2="1.704cm">
          <text:p/>
        </draw:line>
        <draw:custom-shape draw:style-name="gr5" draw:text-style-name="P5" draw:layer="layout" svg:width="1.27cm" svg:height="1.27cm" svg:x="12.4cm" svg:y="0.505cm">
          <text:p text:style-name="P2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875cm" svg:height="0.963cm" svg:x="12.624cm" svg:y="0.669cm">
          <draw:text-box>
            <text:p><text:span text:style-name="T1">+</text:span></text:p>
          </draw:text-box>
        </draw:frame>
        <draw:custom-shape draw:style-name="gr2" draw:text-style-name="P3" draw:layer="layout" svg:width="2.54cm" svg:height="1.905cm" svg:x="16.546cm" svg:y="2.514cm">
          <text:p text:style-name="P2">Layer<text:line-break/>Norm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35cm" svg:y1="3.483cm" svg:x2="16.446cm" svg:y2="3.484cm">
          <text:p/>
        </draw:line>
        <draw:line draw:style-name="gr4" draw:text-style-name="P1" draw:layer="layout" svg:x1="14.006cm" svg:y1="1.126cm" svg:x2="15.576cm" svg:y2="3.496cm">
          <text:p/>
        </draw:line>
        <draw:line draw:style-name="gr1" draw:text-style-name="P1" draw:layer="layout" svg:x1="19.209cm" svg:y1="3.483cm" svg:x2="20.12cm" svg:y2="3.484cm">
          <text:p/>
        </draw:line>
        <draw:line draw:style-name="gr4" draw:text-style-name="P1" draw:layer="layout" svg:x1="23.27cm" svg:y1="3.483cm" svg:x2="24.181cm" svg:y2="3.484cm">
          <text:p/>
        </draw:line>
        <draw:line draw:style-name="gr1" draw:text-style-name="P1" draw:layer="layout" svg:x1="24.138cm" svg:y1="3.509cm" svg:x2="25.395cm" svg:y2="1.678cm">
          <text:p/>
        </draw:line>
        <draw:custom-shape draw:style-name="gr7" draw:text-style-name="P5" draw:layer="layout" svg:width="1.27cm" svg:height="1.27cm" svg:x="25.201cm" svg:y="0.494cm">
          <text:p text:style-name="P2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875cm" svg:height="0.963cm" svg:x="25.385cm" svg:y="0.663cm">
          <draw:text-box>
            <text:p><text:span text:style-name="T1">+</text:span></text:p>
          </draw:text-box>
        </draw:frame>
        <draw:custom-shape draw:style-name="gr8" draw:text-style-name="P7" draw:layer="layout" svg:width="3.633cm" svg:height="1.905cm" svg:x="20.146cm" svg:y="2.514cm">
          <text:p text:style-name="P2">Fully-<text:line-break/>Connected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0.853cm" svg:height="1.195cm" svg:x="-0.053cm" svg:y="0.469cm">
          <draw:text-box>
            <text:p text:style-name="P8"><text:span text:style-name="T2">x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5.3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1.77cm" svg:x="1cm" svg:y="5.035cm"/>
      <draw:page-thumbnail draw:layer="backgroundobjects" svg:width="9.294cm" svg:height="1.77cm" svg:x="1cm" svg:y="13.083cm"/>
      <draw:page-thumbnail draw:layer="backgroundobjects" svg:width="9.294cm" svg:height="1.77cm" svg:x="1cm" svg:y="21.131cm"/>
      <draw:page-thumbnail draw:layer="backgroundobjects" svg:width="9.294cm" svg:height="1.77cm" svg:x="11.295cm" svg:y="5.035cm"/>
      <draw:page-thumbnail draw:layer="backgroundobjects" svg:width="9.294cm" svg:height="1.77cm" svg:x="11.295cm" svg:y="13.083cm"/>
      <draw:page-thumbnail draw:layer="backgroundobjects" svg:width="9.294cm" svg:height="1.77cm" svg:x="11.295cm" svg:y="21.1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8:45:28.600416684</meta:creation-date>
    <dc:date>2023-10-12T18:57:08.442688881</dc:date>
    <meta:editing-duration>PT1M4S</meta:editing-duration>
    <meta:editing-cycles>1</meta:editing-cycles>
    <meta:document-statistic meta:object-count="43"/>
    <meta:generator>LibreOffice/7.5.5.2$Linux_X86_64 LibreOffice_project/50$Build-2</meta:generator>
  </office:meta>
</office:document-meta>
</file>